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Miejski problem</text:h>
      <text:p text:style-name="Standard">Pewnego dnia jakiś znajomy zatrzymał mnie i powiedział ze złością w głosie:</text:p>
      <text:list xml:id="list350434194" text:style-name="L2">
        <text:list-item>
          <text:p text:style-name="P3"><text:span text:style-name="T1">Widziałeś te wszystkie gołębie na placu? Z każdym dniem wydaje się być ich coraz więcej.</text:span></text:p>
        </text:list-item>
        <text:list-item>
          <text:p text:style-name="P3"><text:span text:style-name="T1">Faktycznie sporo ich – powiedziałem.</text:span></text:p>
        </text:list-item>
        <text:list-item>
          <text:p text:style-name="P3"><text:span text:style-name="T1">Robią gdzie popadnie i nie ma ławki, na której można bezpiecznie usiąść.</text:span></text:p>
        </text:list-item>
        <text:list-item>
          <text:p text:style-name="P3"><text:span text:style-name="T1">Zawsze tu były i nikt tego nie zmieni.</text:span></text:p>
        </text:list-item>
        <text:list-item>
          <text:p text:style-name="P3"><text:span text:style-name="T1">Niedługo, żeby tędy przejść nie obejdzie się bez parasola.</text:span></text:p>
        </text:list-item>
      </text:list>
      <text:p text:style-name="Standard"><text:span text:style-name="T1">Od razu wyobraziłem sobie parasol z kilkucentymetrową białą powłoką.</text:span></text:p>
      <text:list xml:id="list217302057" text:style-name="L3">
        <text:list-item>
          <text:p text:style-name="P4"><text:span text:style-name="T1">no i przydałyby się kalosze.</text:span></text:p>
        </text:list-item>
        <text:list-item>
          <text:p text:style-name="P4"><text:span text:style-name="T1">-_-?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Sebastian Ko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1" meta:word-count="87" meta:character-count="504"/>
    <dc:date>2012-04-13T10:43:54</dc:date>
    <meta:generator>OpenOffice.org/3.2$Unix OpenOffice.org_project/320m12$Build-9483</meta:generator>
  </office:meta>
</office:document-meta>
</file>